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50000035E92DB67EDEB0B984A.png" manifest:media-type="image/png"/>
  <manifest:file-entry manifest:full-path="Pictures/100000000000055C000004481DCFD9EDD60E245F.png" manifest:media-type="image/png"/>
  <manifest:file-entry manifest:full-path="Pictures/1000000000000589000004BBB55282DA2C046EE5.png" manifest:media-type="image/png"/>
  <manifest:file-entry manifest:full-path="Pictures/10000000000004970000038C94CA3ECE9ADC28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5.087cm, 7.341cm, 2.741cm, 3.076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0.22cm, 5.362cm, 2.277cm, 3.588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916cm, 4.181cm, 0cm, 1.3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4.6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83cm"/>
    </style:style>
    <style:style style:name="gr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2.743cm, 0cm, 2.31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956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7pt" style:font-size-asian="17pt" style:font-size-complex="17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7pt" style:font-size-asian="17pt" style:font-size-complex="17pt"/>
    </style:style>
    <style:style style:name="P5" style:family="paragraph">
      <loext:graphic-properties draw:fill-color="#ffffff"/>
    </style:style>
    <style:style style:name="T1" style:family="text">
      <style:text-properties style:font-name="Times New Roman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7.639cm" svg:height="5.986cm" svg:x="9.911cm" svg:y="5.522cm">
          <draw:image xlink:href="Pictures/10000000000004970000038C94CA3ECE9ADC285D.png" xlink:type="simple" xlink:show="embed" xlink:actuate="onLoad">
            <text:p/>
          </draw:image>
        </draw:frame>
        <draw:frame draw:style-name="gr2" draw:text-style-name="P1" draw:layer="layout" svg:width="8.748cm" svg:height="5.989cm" svg:x="0.664cm" svg:y="5.522cm">
          <draw:image xlink:href="Pictures/1000000000000589000004BBB55282DA2C046EE5.png" xlink:type="simple" xlink:show="embed" xlink:actuate="onLoad">
            <text:p/>
          </draw:image>
        </draw:frame>
        <draw:frame draw:style-name="gr3" draw:text-style-name="P1" draw:layer="layout" svg:width="6.797cm" svg:height="5.989cm" svg:x="9.38cm" svg:y="14.411cm">
          <draw:image xlink:href="Pictures/100000000000055C000004481DCFD9EDD60E245F.png" xlink:type="simple" xlink:show="embed" xlink:actuate="onLoad">
            <text:p/>
          </draw:image>
        </draw:frame>
        <draw:frame draw:style-name="gr4" draw:text-style-name="P2" draw:layer="layout" svg:width="3.11cm" svg:height="0.92cm" svg:x="3.481cm" svg:y="4.616cm">
          <draw:text-box>
            <text:p><text:span text:style-name="T1">WAREC-1</text:span></text:p>
          </draw:text-box>
        </draw:frame>
        <draw:frame draw:style-name="gr5" draw:text-style-name="P2" draw:layer="layout" svg:width="5.193cm" svg:height="0.92cm" svg:x="10.994cm" svg:y="4.632cm">
          <draw:text-box>
            <text:p><text:span text:style-name="T1">Double-Arm Robot</text:span></text:p>
          </draw:text-box>
        </draw:frame>
        <draw:frame draw:style-name="gr6" draw:text-style-name="P2" draw:layer="layout" svg:width="3.33cm" svg:height="0.92cm" svg:x="10.975cm" svg:y="13.52cm">
          <draw:text-box>
            <text:p><text:span text:style-name="T1">Multicopter</text:span></text:p>
          </draw:text-box>
        </draw:frame>
        <draw:frame draw:style-name="gr7" draw:text-style-name="P3" draw:layer="layout" svg:width="6.379cm" svg:height="5.992cm" svg:x="18.074cm" svg:y="5.518cm">
          <draw:image xlink:href="Pictures/10000000000004550000035E92DB67EDEB0B984A.png" xlink:type="simple" xlink:show="embed" xlink:actuate="onLoad">
            <text:p/>
          </draw:image>
        </draw:frame>
        <draw:frame draw:style-name="gr8" draw:text-style-name="P4" draw:layer="layout" svg:width="3.456cm" svg:height="0.92cm" svg:x="19.418cm" svg:y="4.632cm">
          <draw:text-box>
            <text:p text:style-name="P3"><text:span text:style-name="T1">Aizu Spid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kaoka</meta:initial-creator>
    <meta:creation-date>2018-08-14T13:22:38.786936640</meta:creation-date>
    <meta:generator>LibreOffice/5.1.6.2$Linux_X86_64 LibreOffice_project/10m0$Build-2</meta:generator>
    <dc:date>2018-08-14T17:29:09.026000866</dc:date>
    <dc:creator>nakaoka</dc:creator>
    <meta:editing-duration>PT3H42M39S</meta:editing-duration>
    <meta:editing-cycles>2</meta:editing-cycles>
    <meta:document-statistic meta:object-count="33"/>
  </office:meta>
</office:document-meta>
</file>